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5-28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5-13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3-18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12-16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7-10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5-06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3-13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4-01-05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10-18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7-27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7-25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6-01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3-27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2-14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10-11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8-29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6-30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3-24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8-24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3-10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12-11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11-04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9-01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6-23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4-21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20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12-11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11-08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5-02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2-12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9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12-07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9-0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7-2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6-12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5-08 12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2-08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8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10-05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6-22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3-30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2017-03-24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027099505001</text:p>
          </table:table-cell>
          <table:table-cell office:value-type="string" calcext:value-type="string">
            <text:p>124N75W35DDDD(WALWORTH GW WELL WL-76P)</text:p>
          </table:table-cell>
          <table:table-cell office:value-type="string" calcext:value-type="string">
            <text:p>1976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59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892" meta:object-count="0"/>
    <meta:user-defined meta:name="AppVersion">3.0</meta:user-defined>
  </office:meta>
</office:document-meta>
</file>